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48.05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ro6" style:family="table-row">
      <style:table-row-properties style:row-height="59.7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4">
            <text:p>2018-07-05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office:value-type="float" office:value="220" calcext:value-type="float">
            <text:p>2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160+110" office:value-type="float" office:value="270" calcext:value-type="float">
            <text:p>27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7">
            <text:p>2018-07-06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table:formula="of:=120+15" office:value-type="float" office:value="135" calcext:value-type="float">
            <text:p>135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 table:number-columns-repeated="2"/>
          <table:table-cell table:style-name="ce39" office:value-type="float" office:value="12000" calcext:value-type="float">
            <text:p>120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table:formula="of:=315+95" office:value-type="float" office:value="410" calcext:value-type="float">
            <text:p>41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us</text:p>
          </table:table-cell>
          <table:table-cell table:style-name="ce39" table:number-columns-repeated="2"/>
          <table:table-cell table:style-name="ce39" office:value-type="float" office:value="30" calcext:value-type="float">
            <text:p>3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Karmen</text:p>
          </table:table-cell>
          <table:table-cell table:style-name="ce39" table:formula="of:=1300" office:value-type="float" office:value="1300" calcext:value-type="float">
            <text:p>1300</text:p>
          </table:table-cell>
          <table:table-cell table:style-name="ce39" office:value-type="float" office:value="1300" calcext:value-type="float">
            <text:p>1300</text:p>
          </table:table-cell>
          <table:table-cell table:style-name="ce39" table:number-columns-repeated="4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150+150" office:value-type="float" office:value="300" calcext:value-type="float">
            <text:p>3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6">
            <text:p>2018-07-07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9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0" calcext:value-type="float">
            <text:p>8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81])" office:value-type="float" office:value="16300" calcext:value-type="float">
            <text:p>16300</text:p>
          </table:table-cell>
          <table:table-cell table:style-name="ce32" table:formula="of:=SUM([.E2:.E81])" office:value-type="float" office:value="17045" calcext:value-type="float">
            <text:p>17045</text:p>
          </table:table-cell>
          <table:table-cell table:style-name="ce32" table:formula="of:=['201806'.F64]+[.C82]-[.D82]" office:value-type="float" office:value="1293700" calcext:value-type="float">
            <text:p>1293700</text:p>
          </table:table-cell>
          <table:table-cell table:style-name="ce32" table:formula="of:=['201806'.G64]+[.D82]-[.E82]" office:value-type="float" office:value="1805" calcext:value-type="float">
            <text:p>1805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82]/[.H83];1;)" office:value-type="float" office:value="0" calcext:value-type="float">
            <text:p>0</text:p>
          </table:table-cell>
          <table:table-cell table:style-name="ce32" table:formula="of:=FLOOR([.D82]/[.H83];1;)" office:value-type="float" office:value="2012" calcext:value-type="float">
            <text:p>2012</text:p>
          </table:table-cell>
          <table:table-cell table:style-name="ce32" table:formula="of:=FLOOR([.E82]/[.H83];1;)" office:value-type="float" office:value="2104" calcext:value-type="float">
            <text:p>2104</text:p>
          </table:table-cell>
          <table:table-cell table:style-name="ce32" table:formula="of:=FLOOR([.F82]/[.H83];1;)" office:value-type="float" office:value="159739" calcext:value-type="float">
            <text:p>159739</text:p>
          </table:table-cell>
          <table:table-cell table:style-name="ce32" table:formula="of:=FLOOR([.G82]/[.H83];1;)" office:value-type="float" office:value="222" calcext:value-type="float">
            <text:p>222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82]/[.H84];1;)" office:value-type="float" office:value="0" calcext:value-type="float">
            <text:p>0</text:p>
          </table:table-cell>
          <table:table-cell table:style-name="ce32" table:formula="of:=FLOOR([.D82]/[.H84];1;)" office:value-type="float" office:value="2004" calcext:value-type="float">
            <text:p>2004</text:p>
          </table:table-cell>
          <table:table-cell table:style-name="ce32" table:formula="of:=FLOOR([.E82]/[.H84];1;)" office:value-type="float" office:value="2096" calcext:value-type="float">
            <text:p>2096</text:p>
          </table:table-cell>
          <table:table-cell table:style-name="ce32" table:formula="of:=FLOOR([.F82]/[.H84];1;)" office:value-type="float" office:value="159126" calcext:value-type="float">
            <text:p>159126</text:p>
          </table:table-cell>
          <table:table-cell table:style-name="ce41" table:formula="of:=FLOOR([.G82]/[.H84];1;)" office:value-type="float" office:value="222" calcext:value-type="float">
            <text:p>222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82]+[.C64]-[.D64]" office:value-type="float" office:value="1293700" calcext:value-type="float">
            <text:p>1293700</text:p>
          </table:table-cell>
          <table:table-cell table:style-name="ce32" table:formula="of:=['201807'.G82]+[.D64]-[.E64]" office:value-type="float" office:value="1805" calcext:value-type="float">
            <text:p>1805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740" calcext:value-type="float">
            <text:p>159740</text:p>
          </table:table-cell>
          <table:table-cell table:style-name="ce32" table:formula="of:=FLOOR([.G64]/[.H65])" office:value-type="float" office:value="222" calcext:value-type="float">
            <text:p>222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127" calcext:value-type="float">
            <text:p>159127</text:p>
          </table:table-cell>
          <table:table-cell table:style-name="ce41" table:formula="of:=FLOOR([.G64]/[.H66])" office:value-type="float" office:value="222" calcext:value-type="float">
            <text:p>222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 style:data-style-name="N2" text:time-value="17:28:15.393440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7T17:30:12.741060965</dc:date>
    <meta:editing-duration>P6DT1H46M1S</meta:editing-duration>
    <meta:editing-cycles>334</meta:editing-cycles>
    <meta:generator>LibreOffice/5.1.6.2$Linux_X86_64 LibreOffice_project/10m0$Build-2</meta:generator>
    <meta:document-statistic meta:table-count="6" meta:cell-count="515" meta:object-count="0"/>
  </office:meta>
</office:document-meta>
</file>